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a4c" officeooo:paragraph-rsid="0010aa4c"/>
    </style:style>
    <style:style style:name="P2" style:family="paragraph" style:parent-style-name="Standard">
      <style:text-properties fo:font-size="14pt" officeooo:rsid="0010aa4c" officeooo:paragraph-rsid="0010aa4c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y:</text:p>
      <text:p text:style-name="P1"><text:line-break/><text:span text:style-name="T1">Szene 1:</text:span></text:p>
      <text:p text:style-name="P1">Man wacht in einer Gasse auf</text:p>
      <text:p text:style-name="P2">Szene 2: </text:p>
      <text:p text:style-name="P1">Man ist zuhause und geht einen Chat durch</text:p>
      <text:p text:style-name="P1">Infos im Chat:</text:p>
      <text:p text:style-name="P1">- Gestern kleines inoffizielles Klassentreffen vom ASG<text:line-break/>- Gruppenfoto<text:line-break/>- Komisches Verhalten von einem Typen</text:p>
      <text:p text:style-name="P1">Szene 3:<text:line-break/>Bibliothe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2:27:07.723000000</meta:creation-date>
    <dc:date>2024-04-29T12:30:12.077000000</dc:date>
    <meta:editing-duration>PT3M5S</meta:editing-duration>
    <meta:editing-cycles>1</meta:editing-cycles>
    <meta:document-statistic meta:table-count="0" meta:image-count="0" meta:object-count="0" meta:page-count="1" meta:paragraph-count="8" meta:word-count="40" meta:character-count="232" meta:non-whitespace-character-count="198"/>
    <meta:generator>LibreOffice/7.5.7.1$Windows_X86_64 LibreOffice_project/47eb0cf7efbacdee9b19ae25d6752381ede23126</meta:generator>
  </office:meta>
</office:document-meta>
</file>